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1_1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Type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N. Taylor Phillips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Iyar 22, 5657</text:p>
      <text:p text:style-name="P2">Date (derived from Gregorian calendar)<text:tab/>May 24, 1897</text:p>
      <text:p text:style-name="P2">Month<text:tab/><text:tab/><text:tab/><text:tab/><text:tab/><text:tab/>May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Y</text:p>
      <text:p text:style-name="P2">Stamp<text:tab/><text:tab/><text:tab/><text:tab/><text:tab/><text:tab/></text:p>
      <text:p text:style-name="P2">Postma<text:tab/>rk<text:tab/><text:tab/><text:tab/><text:tab/><text:tab/>Y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Envelope]</text:p>
      <text:p text:style-name="P5">N. TAYLOR PHILLIPS,/</text:p>
      <text:p text:style-name="P5">120 <text:span text:style-name="T2">300</text:span> BROADWAY,/</text:p>
      <text:p text:style-name="P5">NEW YORK./</text:p>
      <text:p text:style-name="P6">Rev. Dr. S. Morais/</text:p>
      <text:p text:style-name="P6">543 North 5. St./</text:p>
      <text:p text:style-name="P6">Philadelphia/</text:p>
      <text:p text:style-name="P7">Pa<text:span text:style-name="T3">/</text:span></text:p>
      <text:p text:style-name="P7"><text:span text:style-name="T3"/></text:p>
      <text:p text:style-name="P8"><text:span text:style-name="T3">[Page 1]</text:span></text:p>
      <text:p text:style-name="P9"><text:span text:style-name="T3">The/</text:span></text:p>
      <text:p text:style-name="P9"><text:span text:style-name="T3">Congregation Shearith Israel/</text:span></text:p>
      <text:p text:style-name="P9"><text:span text:style-name="T3">in the City of New York,/</text:span></text:p>
      <text:p text:style-name="P9"><text:span text:style-name="T3">Fifth Avenue &amp; Nineteenth Street./</text:span></text:p>
      <text:p text:style-name="P7"><text:soft-page-break/><text:span text:style-name="T3">New York, Iyar 22, 5657./</text:span></text:p>
      <text:p text:style-name="P7"><text:span text:style-name="T3">May 24, 1897./</text:span></text:p>
      <text:p text:style-name="P8"><text:span text:style-name="T3">Rev. Dr. S. Morais,/</text:span></text:p>
      <text:p text:style-name="P8"><text:span text:style-name="T3"><text:tab/>543 North 5th St.,/</text:span></text:p>
      <text:p text:style-name="P8"><text:span text:style-name="T3"><text:tab/><text:tab/>Philadelphia, Pa./</text:span></text:p>
      <text:p text:style-name="P8"><text:span text:style-name="T3">My dear Sir:/</text:span></text:p>
      <text:p text:style-name="P8"><text:span text:style-name="T3"><text:tab/>Enclosed please find the Congrega-/tion's check for Ten dollars, in payment for/ railroad fares, etc., to this city on the oc-/casion of the consecration of the new synagogue/ By reason of the fact that your hotel bill was/ less than anticipated, it is assumed that some/ portion of it was liquidated by you, and as the/ Trustees do not desire to permit this, I will/ be extremely obliged if you will advise me if/ such is the case, to the end that I may have/ the honor of remitting it to you./</text:span></text:p>
      <text:p text:style-name="P8"><text:span text:style-name="T3"><text:tab/>The Trustees also take this occasion to ex-/press to you their grateful appreciation for/ the very handsome address delivered at the cer-/emonies, and they trust that you may be spared/ for many years to so ably expound the sublime/ truths of our faith./</text:span></text:p>
      <text:p text:style-name="P8"><text:span text:style-name="T3"><text:tab/>I remain/</text:span></text:p>
      <text:p text:style-name="P8"><text:span text:style-name="T3"><text:tab/><text:tab/>Very respectfully yours,/</text:span></text:p>
      <text:p text:style-name="P8"><text:span text:style-name="T3"><text:tab/><text:tab/>N. Taylor Phillips/</text:span></text:p>
      <text:p text:style-name="P8"><text:span text:style-name="T3"><text:tab/><text:tab/><text:tab/><text:tab/>Clerk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0T13:11:03.58</meta:creation-date>
    <dc:date>2012-01-10T13:18:55.96</dc:date>
    <dc:creator>Penn Libraries</dc:creator>
    <meta:editing-duration>PT00H07M5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5" meta:word-count="372" meta:character-count="2418"/>
  </office:meta>
</office:document-meta>
</file>